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line-height="100%"/>
    </style:style>
    <style:style style:name="P2" style:family="paragraph" style:parent-style-name="Heading_20_1" style:master-page-name="First_20_Page">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s>
      <text:h text:style-name="P2" text:outline-level="1"><text:line-break/>Wstęp</text:h>
      <text:p text:style-name="Text_20_body">Lacinia interdum rutrum ipsum tristique. Vivamus cursus condimentum purus, eget condimentum lacus accumsan id. Suspendisse potenti. Curabitur accumsan varius eros, vel tristique mi pharetra at. Curabitur sed sem nec urna interdum euismod et id metus. Maecenas sed dignissim ipsum. Donec neque nibh, condimentum nec faucibus non, rhoncus sed nulla. Fusce in metus eleifend est hendrerit tempus ut eget diam. Vestibulum ante ipsum primis in faucibus orci luctus et ultrices posuere cubilia Curae; Integer volutpat lacus in mauris rutrum congue. Praesent et sem augue. </text:p>
      <text:p text:style-name="Text_20_body">Phasellus rhoncus vulputate velit, nec commodo sapien egestas a. Nullam lacinia enim vel odio faucibus congue. Ut quis pharetra orci. Pellentesque sed dolor ipsum, non sagittis felis. Praesent ornare, eros sit amet laoreet semper, ipsum ipsum dignissim ligula, fringilla vulputate diam quam vitae dolor. Phasellus urna libero, tristique vitae ullamcorper ac, sagittis id sem. Mauris euismod, orci quis molestie consequat, nunc quam semper tortor, in tristique elit tellus vitae dui. In massa turpis, commodo ac molestie eget, varius eu arcu. Integer ultrices nisl sed nisl faucibus eget vestibulum nulla sollicitudin. Nam malesuada, nisi nec gravida luctus, nisl est dictum dui, at iaculis lacus lectus id dolor. </text:p>
      <text:p text:style-name="Text_20_body">Maecenas id velit vitae lectus accumsan pharetra eget ac felis. Lorem ipsum dolor sit amet, consectetur adipiscing elit. Morbi vel tristique lorem. Fusce volutpat scelerisque nibh, non sodales diam vestibulum et. Curabitur pharetra leo velit. Nullam vel lacus est, vitae sodales urna. Donec a ullamcorper lectus. Praesent fringilla cursus vestibulum. Proin viverra, nisi quis gravida <text:soft-page-break/>porttitor, odio sapien ornare turpis, ac adipiscing urna risus quis eros. Donec mollis dui vitae purus rutrum tincidunt. In quis vulputate velit. Pellentesque aliquet consequat sagittis. Etiam et justo eget sem bibendum pretium quis et risus. In adipiscing, tellus et accumsan pretium, lacus dui mollis velit, non vestibulum urna massa in lectus. Pellentesque mi risus, laoreet quis hendrerit eget, euismod ut justo. Suspendisse sit amet magna sapien. In aliquam est tempor elit auctor et volutpat est convallis. </text:p>
      <text:h text:style-name="Heading_20_2" text:outline-level="2">Cel pracy</text:h>
      <text:p text:style-name="Text_20_body">Quisque sapien nisi, euismod vel pulvinar et, commodo a neque. Fusce imperdiet volutpat quam, at vulputate velit tincidunt sed. Nulla tincidunt, ipsum porta luctus scelerisque, nulla enim egestas felis, at fringilla tortor ligula eu ipsum. Maecenas fringilla augue magna. Donec ut libero quis risus fringilla fermentum. Morbi lobortis consequat nisl. Etiam tellus metus, facilisis sit amet tempus at, molestie ac ligula. Praesent quis leo quam. Nam eget metus eu nibh dapibus molestie. Quisque volutpat interdum metus ut hendrerit. Suspendisse facilisis laoreet dapibus. Donec varius consequat aliquet. Phasellus at odio et sapien hendrerit temp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erif" svg:font-family="'DejaVu Serif'"/>
    <style:font-face style:name="OpenSymbol" svg:font-family="OpenSymbol"/>
    <style:font-face style:name="Tahoma1" svg:font-family="Tahoma"/>
    <style:font-face style:name="Nimbus Roman No9 L1" svg:font-family="'Nimbus Roman No9 L'" style:font-family-generic="roman" style:font-pitch="variable"/>
    <style:font-face style:name="Nimbus Roman No9 L" svg:font-family="'Nimbus Roman No9 L'" style:font-adornments="Regular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text-properties style:font-name="Nimbus Roman No9 L" style:font-size-asian="10.5pt"/>
    </style:style>
    <style:style style:name="Header" style:family="paragraph" style:parent-style-name="Standard" style:next-style-name="Text_20_body" style:default-outline-level="" style:class="extra" style:master-page-name="">
      <style:paragraph-properties fo:margin-top="0.423cm" fo:margin-bottom="0.212cm" fo:text-align="justify" style:justify-single-word="false" style:page-number="auto" fo:padding="0.049cm" fo:border-left="none" fo:border-right="none" fo:border-top="none" fo:border-bottom="0.002cm solid #000000" style:shadow="none" fo:keep-with-next="always"/>
      <style:text-properties style:font-name="Nimbus Roman No9 L" fo:font-size="12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0.651cm" fo:text-align="justify" style:justify-single-word="false" fo:orphans="2" fo:widows="2" fo:hyphenation-ladder-count="no-limit" fo:text-indent="0.499cm" style:auto-text-indent="false" style:page-number="auto"/>
      <style:text-properties style:font-size-asian="10.5pt" fo:hyphenate="true" fo:hyphenation-remain-char-count="2" fo:hyphenation-push-char-count="2"/>
    </style:style>
    <style:style style:name="List" style:family="paragraph" style:parent-style-name="Text_20_body" style:class="list">
      <style:text-properties style:font-name="DejaVu Serif" style:font-size-asian="12pt" style:font-name-complex="Tahoma1"/>
    </style:style>
    <style:style style:name="Caption" style:family="paragraph" style:parent-style-name="Standard" style:default-outline-level="1" style:list-style-name="" style:class="extra" style:master-page-name="">
      <style:paragraph-properties fo:margin-top="0.212cm" fo:margin-bottom="0.212cm" fo:text-align="center" style:justify-single-word="false" fo:hyphenation-ladder-count="no-limit" style:page-number="auto" text:number-lines="true" text:line-number="0"/>
      <style:text-properties style:font-name="Nimbus Roman No9 L" fo:font-size="11pt" fo:font-style="normal" style:font-size-asian="12pt" style:font-style-asian="italic" style:font-weight-asian="normal" style:font-name-complex="Tahoma1" style:font-size-complex="12pt" style:font-style-complex="italic" fo:hyphenate="true" fo:hyphenation-remain-char-count="2" fo:hyphenation-push-char-count="2"/>
    </style:style>
    <style:style style:name="Index" style:family="paragraph" style:parent-style-name="Standard" style:class="index">
      <style:paragraph-properties text:number-lines="false" text:line-number="0"/>
      <style:text-properties style:font-name="DejaVu Serif" style:font-size-asian="12pt" style:font-name-complex="Tahoma1"/>
    </style:style>
    <style:style style:name="Heading_20_1" style:display-name="Heading 1" style:family="paragraph" style:next-style-name="Text_20_body" style:default-outline-level="1" style:class="text" style:master-page-name="">
      <style:paragraph-properties fo:margin-left="0cm" fo:margin-right="0cm" fo:margin-top="4.001cm" fo:margin-bottom="0.21cm" fo:line-height="200%" fo:text-indent="0cm" style:auto-text-indent="false" style:page-number="auto" fo:break-before="page" fo:background-color="transparent" style:shadow="none">
        <style:tab-stops/>
        <style:background-image/>
      </style:paragraph-properties>
      <style:text-properties style:font-name="Nimbus Roman No9 L" fo:font-size="24pt" fo:font-weight="normal"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master-page-name="">
      <style:paragraph-properties fo:margin-top="0.7cm" fo:margin-bottom="0.21cm" style:page-number="auto"/>
      <style:text-properties style:font-name="Nimbus Roman No9 L" fo:font-size="18pt" fo:font-style="normal" fo:font-weight="normal" style:font-size-asian="14pt" style:font-style-asian="italic" style:font-weight-asian="normal" style:font-size-complex="14pt" style:font-style-complex="italic" style:font-weight-complex="bold"/>
    </style:style>
    <style:style style:name="Numbering_20_1" style:display-name="Numbering 1" style:family="paragraph" style:parent-style-name="Heading_20_1" style:auto-update="true" style:default-outline-level="" style:list-style-name="" style:class="list">
      <style:paragraph-properties fo:margin-left="0.635cm" fo:margin-right="0cm" fo:margin-top="0cm" fo:margin-bottom="0.212cm" fo:text-indent="-0.635cm" style:auto-text-indent="false"/>
    </style:style>
    <style:style style:name="Numbering_20_2" style:display-name="Numbering 2" style:family="paragraph" style:parent-style-name="Heading_20_2" style:auto-update="true" style:default-outline-level="" style:list-style-name="Numbering_20_2" style:class="list">
      <style:paragraph-properties fo:margin-top="0cm" fo:margin-bottom="0.212cm"/>
      <style:text-properties style:font-name="Nimbus Roman No9 L" fo:font-size="18pt" style:font-weight-asian="normal"/>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Roman No9 L"/>
    </style:style>
    <style:style style:name="Contents_20_Heading" style:display-name="Contents Heading" style:family="paragraph" style:class="index">
      <style:paragraph-properties fo:margin-left="0cm" fo:margin-right="0cm" fo:margin-top="2cm" fo:margin-bottom="1.499cm" fo:text-indent="0cm" style:auto-text-indent="false" text:number-lines="false" text:line-number="0"/>
      <style:text-properties style:font-name="Nimbus Roman No9 L"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Roman No9 L"/>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size-asian="10.5pt"/>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Nimbus Roman No9 L1" fo:font-size="24pt" style:font-size-asian="21pt" style:font-size-complex="24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auto-update="true">
      <style:graphic-properties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 Rozdział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line-height="1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cm" fo:margin-bottom="4.001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3cm" fo:margin-bottom="5.6cm" fo:margin-left="4.8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4.001cm" fo:margin-left="4.8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yplom-tresc" style:page-layout-name="Mpm2">
      <style:header>
        <text:p text:style-name="MP1"><text:chapter text:display="number-and-name" text:outline-level="2"> Rozdział 1 Wstęp</text:chapter></text:p>
      </style:header>
    </style:master-page>
    <style:master-page style:name="Bez_20_tytułu1" style:display-name="Bez tytułu1" style:page-layout-name="Mpm1"/>
    <style:master-page style:name="Dyplom-pocz" style:page-layout-name="Mpm3"/>
    <style:master-page style:name="First_20_Page" style:display-name="First Page" style:page-layout-name="Mpm4" style:next-style-name="Dyplom-tresc"/>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anusz Marzec</meta:initial-creator>
    <meta:creation-date>2010-06-20T10:46:20</meta:creation-date>
    <dc:date>2010-06-25T10:45:54</dc:date>
    <dc:creator>Janusz Marzec</dc:creator>
    <meta:editing-duration>PT04H46M04S</meta:editing-duration>
    <meta:editing-cycles>14</meta:editing-cycles>
    <meta:generator>OpenOffice.org/3.1$Linux OpenOffice.org_project/310m19$Build-9420</meta:generator>
    <meta:printed-by>Janusz Marzec</meta:printed-by>
    <meta:print-date>2010-06-20T12:08:48</meta:print-date>
    <meta:document-statistic meta:table-count="0" meta:image-count="0" meta:object-count="0" meta:page-count="2" meta:paragraph-count="7" meta:word-count="423" meta:character-count="2874"/>
  </office:meta>
</office:document-meta>
</file>